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cdb0" officeooo:paragraph-rsid="0027cdb0"/>
    </style:style>
    <style:style style:name="P15" style:family="paragraph" style:parent-style-name="Text_20_body">
      <style:text-properties fo:language="de" fo:country="DE" officeooo:rsid="00278e6b" officeooo:paragraph-rsid="00285397"/>
    </style:style>
    <style:style style:name="P16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2d43"/>
    </style:style>
    <style:style style:name="T16" style:family="text">
      <style:text-properties officeooo:rsid="00285397"/>
    </style:style>
    <style:style style:name="T17" style:family="text">
      <style:text-properties officeooo:rsid="002910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Ziel</text:h>
      <text:p text:style-name="P1">Sprachlehrer-Webseite für mich</text:p>
      <text:h text:style-name="P16" text:outline-level="1">Schritte</text:h>
      <text:p text:style-name="P14">Mitglieder-Bereich</text:p>
      <text:p text:style-name="P15">"About"-Page<text:line-break/><text:span text:style-name="T16">Header &amp; Footer wieder herstellen<text:line-break/>--&gt; GitDiff: ./src/App.vue</text:span></text:p>
      <text:p text:style-name="P15"><text:span text:style-name="T17">Router installieren<text:tab/><text:tab/><text:tab/><text:tab/><text:tab/><text:tab/><text:tab/><text:tab/><text:tab/><text:tab/><text:tab/>v</text:span></text:p>
      <text:p text:style-name="P15"><text:span text:style-name="T15">Router einrichten<text:tab/><text:tab/><text:tab/><text:tab/><text:tab/><text:tab/><text:tab/><text:tab/><text:tab/><text:tab/><text:tab/>v</text:span>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<text:soft-page-break/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01T20:36:26.640000000</dc:date>
    <meta:editing-duration>P3DT10H3M40S</meta:editing-duration>
    <meta:editing-cycles>41</meta:editing-cycles>
    <meta:document-statistic meta:table-count="0" meta:image-count="0" meta:object-count="0" meta:page-count="2" meta:paragraph-count="20" meta:word-count="158" meta:character-count="1302" meta:non-whitespace-character-count="987"/>
  </office:meta>
</office:document-meta>
</file>